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Latin Modern Mono Light" svg:font-family="'Latin Modern Mono Light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paragraph-properties fo:text-align="justify" style:justify-single-word="false"/>
      <style:text-properties style:font-name="Liberation Serif" fo:language="fr" fo:country="FR" officeooo:rsid="001ccb11" officeooo:paragraph-rsid="001ccb11"/>
    </style:style>
    <style:style style:name="P3" style:family="paragraph" style:parent-style-name="First_20_paragraph">
      <style:paragraph-properties fo:text-align="justify" style:justify-single-word="false"/>
      <style:text-properties style:font-name="Liberation Serif" fo:language="fr" fo:country="FR" officeooo:paragraph-rsid="001ccb11"/>
    </style:style>
    <style:style style:name="P4" style:family="paragraph" style:parent-style-name="First_20_paragraph">
      <style:paragraph-properties fo:text-align="center" style:justify-single-word="false"/>
      <style:text-properties style:font-name="Liberation Serif" fo:language="fr" fo:country="FR"/>
    </style:style>
    <style:style style:name="P5" style:family="paragraph" style:parent-style-name="Text_20_body">
      <style:paragraph-properties fo:text-align="center" style:justify-single-word="false"/>
      <style:text-properties style:font-name="Liberation Serif" fo:language="fr" fo:country="FR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language="fr" fo:country="FR" officeooo:rsid="002319a0" officeooo:paragraph-rsid="002319a0"/>
    </style:style>
    <style:style style:name="P7" style:family="paragraph" style:parent-style-name="Text_20_body">
      <style:text-properties style:font-name="Liberation Serif" fo:language="fr" fo:country="FR" fo:font-style="normal" officeooo:rsid="0029ac91" officeooo:paragraph-rsid="0026c34f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language="fr" fo:country="FR" officeooo:paragraph-rsid="0018b3ac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fr" fo:country="FR" officeooo:paragraph-rsid="001ccb11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language="fr" fo:country="FR" officeooo:paragraph-rsid="001e25ff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language="fr" fo:country="FR" officeooo:paragraph-rsid="004889af"/>
    </style:style>
    <style:style style:name="P12" style:family="paragraph" style:parent-style-name="Text_20_body">
      <style:text-properties fo:language="fr" fo:country="FR" officeooo:paragraph-rsid="0026c34f"/>
    </style:style>
    <style:style style:name="P13" style:family="paragraph" style:parent-style-name="Text_20_body">
      <style:paragraph-properties fo:text-align="justify" style:justify-single-word="false"/>
      <style:text-properties officeooo:paragraph-rsid="00319679"/>
    </style:style>
    <style:style style:name="P14" style:family="paragraph" style:parent-style-name="Text_20_body">
      <style:paragraph-properties fo:text-align="center" style:justify-single-word="false"/>
      <style:text-properties fo:color="#666666" style:font-name="Liberation Serif" fo:language="fr" fo:country="FR" fo:font-style="italic" officeooo:rsid="002df738" officeooo:paragraph-rsid="002df738" style:font-style-asian="italic" style:font-style-complex="italic"/>
    </style:style>
    <style:style style:name="P15" style:family="paragraph" style:parent-style-name="Text_20_body">
      <style:paragraph-properties fo:text-align="center" style:justify-single-word="false"/>
      <style:text-properties fo:color="#666666" style:font-name="Liberation Serif" fo:language="fr" fo:country="FR" fo:font-style="italic" officeooo:rsid="002df738" officeooo:paragraph-rsid="002fa72a" style:font-style-asian="italic" style:font-style-complex="italic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style:font-name="Liberation Serif" fo:language="fr" fo:country="FR" officeooo:rsid="001a6f3a" officeooo:paragraph-rsid="0018b3ac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style:font-name="Liberation Serif" fo:language="fr" fo:country="FR" officeooo:rsid="001ccb11" officeooo:paragraph-rsid="001ccb11"/>
    </style:style>
    <style:style style:name="P18" style:family="paragraph" style:parent-style-name="Text_20_body">
      <style:text-properties fo:color="#000000" officeooo:rsid="003b4136" officeooo:paragraph-rsid="003b4136"/>
    </style:style>
    <style:style style:name="P19" style:family="paragraph" style:parent-style-name="Text_20_body">
      <style:text-properties officeooo:paragraph-rsid="002df738"/>
    </style:style>
    <style:style style:name="P20" style:family="paragraph" style:parent-style-name="Text_20_body">
      <style:text-properties officeooo:rsid="003f5c2a" officeooo:paragraph-rsid="003f5c2a"/>
    </style:style>
    <style:style style:name="P21" style:family="paragraph" style:parent-style-name="Text_20_body">
      <style:text-properties officeooo:rsid="004145dd" officeooo:paragraph-rsid="004145dd"/>
    </style:style>
    <style:style style:name="P22" style:family="paragraph" style:parent-style-name="Standard">
      <style:text-properties fo:color="#000000" style:font-name="Latin Modern Mono Light" fo:language="fr" fo:country="FR" fo:font-style="normal" officeooo:rsid="00611908" officeooo:paragraph-rsid="00611908" style:font-style-asian="normal" style:font-style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atin Modern Mono Light"/>
    </style:style>
    <style:style style:name="P24" style:family="paragraph" style:parent-style-name="Text_20_body" style:list-style-name="L1">
      <style:paragraph-properties fo:text-align="justify" style:justify-single-word="false"/>
      <style:text-properties style:font-name="Liberation Serif" fo:language="fr" fo:country="FR" officeooo:rsid="002319a0" officeooo:paragraph-rsid="002319a0"/>
    </style:style>
    <style:style style:name="P25" style:family="paragraph" style:parent-style-name="Text_20_body" style:list-style-name="L2">
      <style:paragraph-properties fo:text-align="justify" style:justify-single-word="false"/>
      <style:text-properties style:font-name="Liberation Serif" fo:language="fr" fo:country="FR" officeooo:rsid="00329ee8" officeooo:paragraph-rsid="00329ee8"/>
    </style:style>
    <style:style style:name="P26" style:family="paragraph" style:parent-style-name="Text_20_body" style:list-style-name="L2">
      <style:paragraph-properties fo:text-align="justify" style:justify-single-word="false"/>
      <style:text-properties style:font-name="Liberation Serif" fo:language="fr" fo:country="FR" officeooo:rsid="00360ff1" officeooo:paragraph-rsid="00360ff1"/>
    </style:style>
    <style:style style:name="P27" style:family="paragraph" style:parent-style-name="Text_20_body" style:list-style-name="L3">
      <style:text-properties style:font-name="Liberation Serif" fo:language="fr" fo:country="FR" officeooo:paragraph-rsid="0026c34f"/>
    </style:style>
    <style:style style:name="P28" style:family="paragraph" style:parent-style-name="Text_20_body">
      <style:text-properties style:font-name="Liberation Serif" fo:language="fr" fo:country="FR" officeooo:rsid="003b4136" officeooo:paragraph-rsid="0055b450"/>
    </style:style>
    <style:style style:name="P29" style:family="paragraph" style:parent-style-name="Text_20_body" style:list-style-name="L6">
      <style:text-properties style:font-name="Liberation Serif" fo:language="fr" fo:country="FR" officeooo:rsid="0055b450" officeooo:paragraph-rsid="0055b450"/>
    </style:style>
    <style:style style:name="P30" style:family="paragraph" style:parent-style-name="Text_20_body" style:list-style-name="L6">
      <style:text-properties style:font-name="Liberation Serif" fo:language="fr" fo:country="FR" officeooo:rsid="00596daa" officeooo:paragraph-rsid="00596daa"/>
    </style:style>
    <style:style style:name="P31" style:family="paragraph" style:parent-style-name="Text_20_body" style:list-style-name="L6">
      <style:text-properties style:font-name="Liberation Serif" fo:language="fr" fo:country="FR" officeooo:rsid="005a3a4b" officeooo:paragraph-rsid="005a3a4b"/>
    </style:style>
    <style:style style:name="P32" style:family="paragraph" style:parent-style-name="Text_20_body">
      <style:text-properties style:font-name="Liberation Serif" fo:language="fr" fo:country="FR" officeooo:rsid="005a3a4b" officeooo:paragraph-rsid="005a3a4b"/>
    </style:style>
    <style:style style:name="P33" style:family="paragraph" style:parent-style-name="Text_20_body">
      <style:text-properties style:font-name="Liberation Serif" fo:language="fr" fo:country="FR" fo:font-style="normal" officeooo:rsid="00611908" officeooo:paragraph-rsid="00611908" style:font-style-asian="normal" style:font-style-complex="normal"/>
    </style:style>
    <style:style style:name="P34" style:family="paragraph" style:parent-style-name="Text_20_body" style:list-style-name="L7">
      <style:text-properties style:font-name="Liberation Serif" fo:language="fr" fo:country="FR" fo:font-style="normal" officeooo:rsid="00611908" officeooo:paragraph-rsid="00611908" style:font-style-asian="normal" style:font-style-complex="normal"/>
    </style:style>
    <style:style style:name="P35" style:family="paragraph" style:parent-style-name="Text_20_body">
      <style:text-properties style:font-name="Liberation Serif" fo:language="fr" fo:country="FR" fo:font-style="normal" officeooo:rsid="0065c902" officeooo:paragraph-rsid="0065c902" style:font-style-asian="normal" style:font-style-complex="normal"/>
    </style:style>
    <style:style style:name="P36" style:family="paragraph" style:parent-style-name="Text_20_body">
      <style:text-properties style:font-name="Liberation Serif" fo:language="fr" fo:country="FR" officeooo:rsid="0029ac91" officeooo:paragraph-rsid="00611908"/>
    </style:style>
    <style:style style:name="P37" style:family="paragraph" style:parent-style-name="Text_20_body" style:list-style-name="L5">
      <style:text-properties style:font-name="Liberation Serif" fo:font-size="12pt" fo:language="fr" fo:country="FR" fo:font-style="normal" fo:font-weight="normal" officeooo:rsid="00313c40" officeooo:paragraph-rsid="006604db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paragraph-rsid="00329ee8"/>
    </style:style>
    <style:style style:name="P39" style:family="paragraph" style:parent-style-name="Text_20_body" style:list-style-name="L3">
      <style:text-properties fo:language="fr" fo:country="FR" officeooo:paragraph-rsid="0026c34f"/>
    </style:style>
    <style:style style:name="P40" style:family="paragraph" style:parent-style-name="Text_20_body" style:list-style-name="L4">
      <style:text-properties officeooo:paragraph-rsid="003f5c2a"/>
    </style:style>
    <style:style style:name="P41" style:family="paragraph" style:parent-style-name="Text_20_body" style:list-style-name="L4">
      <style:text-properties officeooo:paragraph-rsid="0044f069"/>
    </style:style>
    <style:style style:name="P42" style:family="paragraph" style:parent-style-name="Text_20_body">
      <style:text-properties fo:color="#000000" officeooo:paragraph-rsid="002df738"/>
    </style:style>
    <style:style style:name="P43" style:family="paragraph" style:parent-style-name="Text_20_body">
      <style:text-properties fo:color="#000000" officeooo:rsid="0055b450" officeooo:paragraph-rsid="0055b450"/>
    </style:style>
    <style:style style:name="P44" style:family="paragraph" style:parent-style-name="Text_20_body">
      <style:text-properties style:font-name="Latin Modern Mono Light" fo:font-size="10pt" fo:language="fr" fo:country="FR" fo:font-style="normal" officeooo:rsid="0065c902" officeooo:paragraph-rsid="0065c902" style:font-size-asian="10pt" style:font-style-asian="normal" style:font-size-complex="10pt" style:font-style-complex="normal"/>
    </style:style>
    <style:style style:name="P45" style:family="paragraph" style:parent-style-name="Text_20_body" style:list-style-name="L5">
      <style:text-properties officeooo:paragraph-rsid="006604db"/>
    </style:style>
    <style:style style:name="P46" style:family="paragraph" style:parent-style-name="Text_20_body" style:list-style-name="L4" style:master-page-name="">
      <loext:graphic-properties draw:fill="none"/>
      <style:paragraph-properties fo:margin-left="0cm" fo:margin-right="0cm" fo:margin-top="0.152cm" fo:margin-bottom="0.152cm" loext:contextual-spacing="false" fo:text-indent="0cm" style:auto-text-indent="false" style:page-number="auto" fo:background-color="transparent"/>
      <style:text-properties officeooo:paragraph-rsid="0044f069"/>
    </style:style>
    <style:style style:name="P47" style:family="paragraph" style:parent-style-name="Heading_20_1">
      <style:paragraph-properties fo:text-align="center" style:justify-single-word="false"/>
      <style:text-properties style:font-name="Liberation Serif" fo:language="fr" fo:country="FR"/>
    </style:style>
    <style:style style:name="P48" style:family="paragraph" style:parent-style-name="Heading_20_2">
      <style:text-properties style:font-name="Liberation Serif" fo:language="fr" fo:country="FR"/>
    </style:style>
    <style:style style:name="P49" style:family="paragraph" style:parent-style-name="Heading_20_2">
      <style:text-properties style:font-name="Liberation Serif" fo:language="fr" fo:country="FR" officeooo:rsid="001ccb11" officeooo:paragraph-rsid="001ccb11"/>
    </style:style>
    <style:style style:name="P50" style:family="paragraph" style:parent-style-name="Heading_20_2">
      <style:text-properties style:font-name="Liberation Serif" fo:language="fr" fo:country="FR" officeooo:rsid="0025f409" officeooo:paragraph-rsid="0025f409"/>
    </style:style>
    <style:style style:name="P51" style:family="paragraph" style:parent-style-name="Heading_20_2">
      <style:text-properties style:font-name="Liberation Serif" fo:language="fr" fo:country="FR" officeooo:rsid="0029ac91" officeooo:paragraph-rsid="0029ac91"/>
    </style:style>
    <style:style style:name="P52" style:family="paragraph" style:parent-style-name="Heading_20_2">
      <style:text-properties style:font-name="Liberation Serif" fo:language="fr" fo:country="FR" officeooo:rsid="0029ac91" officeooo:paragraph-rsid="002ac6ea"/>
    </style:style>
    <style:style style:name="P53" style:family="paragraph" style:parent-style-name="Heading_20_2">
      <style:text-properties style:font-name="Liberation Serif" fo:language="fr" fo:country="FR" fo:font-style="italic" officeooo:rsid="0029ac91" officeooo:paragraph-rsid="002ac6ea" style:font-style-asian="italic" style:font-style-complex="italic"/>
    </style:style>
    <style:style style:name="P54" style:family="paragraph" style:parent-style-name="Heading_20_2">
      <style:text-properties officeooo:paragraph-rsid="006604db"/>
    </style:style>
    <style:style style:name="P55" style:family="paragraph" style:parent-style-name="Heading_20_2" style:list-style-name="L9">
      <style:text-properties officeooo:paragraph-rsid="006604db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18b3ac"/>
    </style:style>
    <style:style style:name="T3" style:family="text">
      <style:text-properties fo:font-variant="small-caps" officeooo:rsid="001c4488"/>
    </style:style>
    <style:style style:name="T4" style:family="text">
      <style:text-properties fo:font-variant="small-caps" officeooo:rsid="001bfdf9"/>
    </style:style>
    <style:style style:name="T5" style:family="text">
      <style:text-properties fo:font-variant="small-caps" officeooo:rsid="001ccb11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officeooo:rsid="0018b3ac"/>
    </style:style>
    <style:style style:name="T8" style:family="text">
      <style:text-properties fo:font-variant="normal" fo:text-transform="none" officeooo:rsid="001a6f3a"/>
    </style:style>
    <style:style style:name="T9" style:family="text">
      <style:text-properties fo:font-variant="normal" fo:text-transform="none" officeooo:rsid="001ccb11"/>
    </style:style>
    <style:style style:name="T10" style:family="text">
      <style:text-properties fo:font-variant="normal" fo:text-transform="none" officeooo:rsid="001e25ff"/>
    </style:style>
    <style:style style:name="T11" style:family="text">
      <style:text-properties fo:font-variant="normal" fo:text-transform="none" fo:font-style="italic" officeooo:rsid="001e25ff" style:font-style-asian="italic" style:font-style-complex="italic"/>
    </style:style>
    <style:style style:name="T12" style:family="text">
      <style:text-properties fo:font-variant="normal" fo:text-transform="none" fo:font-style="italic" officeooo:rsid="001fa145" style:font-style-asian="italic" style:font-style-complex="italic"/>
    </style:style>
    <style:style style:name="T13" style:family="text">
      <style:text-properties fo:font-variant="normal" fo:text-transform="none" fo:font-style="italic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font-style="italic" fo:font-weight="normal" officeooo:rsid="004fd8b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font-style="italic" fo:font-weight="normal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font-style="italic" fo:font-weight="normal" officeooo:rsid="002092be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font-style="italic" fo:font-weight="normal" officeooo:rsid="004fd8b0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font-style="normal" officeooo:rsid="001fa145" style:font-style-asian="normal" style:font-style-complex="normal"/>
    </style:style>
    <style:style style:name="T19" style:family="text">
      <style:text-properties fo:font-variant="normal" fo:text-transform="none" fo:font-style="normal" officeooo:rsid="002092be" style:font-style-asian="normal" style:font-style-complex="normal"/>
    </style:style>
    <style:style style:name="T20" style:family="text">
      <style:text-properties fo:font-variant="normal" fo:text-transform="non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font-style="normal" fo:font-weight="normal" officeooo:rsid="004fd8b0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font-style="normal" fo:font-weight="normal" officeooo:rsid="002092be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officeooo:rsid="002fa72a"/>
    </style:style>
    <style:style style:name="T24" style:family="text">
      <style:text-properties fo:font-variant="normal" fo:text-transform="none" fo:language="en" fo:country="US" fo:font-style="normal" fo:font-weight="normal" officeooo:rsid="002e11ab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language="en" fo:country="US" fo:font-style="normal" fo:font-weight="normal" officeooo:rsid="002092be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language="en" fo:country="US" fo:font-style="normal" fo:font-weight="normal" officeooo:rsid="002c5230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officeooo:rsid="004dded3"/>
    </style:style>
    <style:style style:name="T28" style:family="text">
      <style:text-properties fo:font-variant="normal" fo:text-transform="none" officeooo:rsid="004ed7f1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6c34f" style:font-style-asian="italic" style:font-style-complex="italic"/>
    </style:style>
    <style:style style:name="T31" style:family="text">
      <style:text-properties fo:font-style="normal" officeooo:rsid="0028111e" style:font-style-asian="normal" style:font-style-complex="normal"/>
    </style:style>
    <style:style style:name="T32" style:family="text">
      <style:text-properties fo:font-style="normal" officeooo:rsid="002871d9" style:font-style-asian="normal" style:font-style-complex="normal"/>
    </style:style>
    <style:style style:name="T33" style:family="text">
      <style:text-properties fo:font-style="normal" officeooo:rsid="0029ac91" style:font-style-asian="normal" style:font-style-complex="normal"/>
    </style:style>
    <style:style style:name="T34" style:family="text">
      <style:text-properties style:font-name="Liberation Serif" fo:font-style="italic" officeooo:rsid="0026c34f" style:font-style-asian="italic" style:font-style-complex="italic"/>
    </style:style>
    <style:style style:name="T35" style:family="text">
      <style:text-properties style:font-name="Liberation Serif" fo:font-style="normal" officeooo:rsid="0026c34f" style:font-style-asian="normal" style:font-style-complex="normal"/>
    </style:style>
    <style:style style:name="T36" style:family="text">
      <style:text-properties style:font-name="Liberation Serif" fo:font-style="normal" officeooo:rsid="0028111e" style:font-style-asian="normal" style:font-style-complex="normal"/>
    </style:style>
    <style:style style:name="T37" style:family="text">
      <style:text-properties style:font-name="Liberation Serif" fo:font-style="normal" officeooo:rsid="00525b68" style:font-style-asian="normal" style:font-style-complex="normal"/>
    </style:style>
    <style:style style:name="T38" style:family="text">
      <style:text-properties style:font-name="Liberation Serif" fo:language="fr" fo:country="FR"/>
    </style:style>
    <style:style style:name="T39" style:family="text">
      <style:text-properties style:font-name="Liberation Serif" fo:language="fr" fo:country="FR" officeooo:rsid="002df738"/>
    </style:style>
    <style:style style:name="T40" style:family="text">
      <style:text-properties style:font-name="Liberation Serif" fo:language="fr" fo:country="FR" fo:font-style="italic" officeooo:rsid="002df738" style:font-style-asian="italic" style:font-style-complex="italic"/>
    </style:style>
    <style:style style:name="T41" style:family="text">
      <style:text-properties style:font-name="Liberation Serif" fo:language="fr" fo:country="FR" fo:font-style="italic" officeooo:rsid="002fa72a" style:font-style-asian="italic" style:font-style-complex="italic"/>
    </style:style>
    <style:style style:name="T42" style:family="text">
      <style:text-properties style:font-name="Liberation Serif" fo:language="fr" fo:country="FR" fo:font-style="italic" officeooo:rsid="004007cf" style:font-style-asian="italic" style:font-style-complex="italic"/>
    </style:style>
    <style:style style:name="T43" style:family="text">
      <style:text-properties style:font-name="Liberation Serif" fo:language="fr" fo:country="FR" fo:font-style="italic" officeooo:rsid="00407b26" style:font-style-asian="italic" style:font-style-complex="italic"/>
    </style:style>
    <style:style style:name="T44" style:family="text">
      <style:text-properties style:font-name="Liberation Serif" fo:language="fr" fo:country="FR" fo:font-style="italic" officeooo:rsid="0044f069" style:font-style-asian="italic" style:font-style-complex="italic"/>
    </style:style>
    <style:style style:name="T45" style:family="text">
      <style:text-properties style:font-name="Liberation Serif" fo:language="fr" fo:country="FR" fo:font-style="italic" style:font-style-asian="italic" style:font-style-complex="italic" style:text-overline-style="none" style:text-overline-color="font-color"/>
    </style:style>
    <style:style style:name="T46" style:family="text">
      <style:text-properties style:font-name="Liberation Serif" fo:language="fr" fo:country="FR" fo:font-style="normal" style:font-style-asian="normal" style:font-style-complex="normal"/>
    </style:style>
    <style:style style:name="T47" style:family="text">
      <style:text-properties style:font-name="Liberation Serif" fo:language="fr" fo:country="FR" fo:font-style="normal" officeooo:rsid="002df738" style:font-style-asian="normal" style:font-style-complex="normal"/>
    </style:style>
    <style:style style:name="T48" style:family="text">
      <style:text-properties style:font-name="Liberation Serif" fo:language="fr" fo:country="FR" fo:font-style="normal" officeooo:rsid="002fa72a" style:font-style-asian="normal" style:font-style-complex="normal"/>
    </style:style>
    <style:style style:name="T49" style:family="text">
      <style:text-properties style:font-name="Liberation Serif" fo:language="fr" fo:country="FR" fo:font-style="normal" officeooo:rsid="004007cf" style:font-style-asian="normal" style:font-style-complex="normal"/>
    </style:style>
    <style:style style:name="T50" style:family="text">
      <style:text-properties style:font-name="Liberation Serif" fo:language="fr" fo:country="FR" fo:font-style="normal" officeooo:rsid="00407b26" style:font-style-asian="normal" style:font-style-complex="normal"/>
    </style:style>
    <style:style style:name="T51" style:family="text">
      <style:text-properties style:font-name="Liberation Serif" fo:language="fr" fo:country="FR" fo:font-style="normal" officeooo:rsid="0040c6d5" style:font-style-asian="normal" style:font-style-complex="normal"/>
    </style:style>
    <style:style style:name="T52" style:family="text">
      <style:text-properties style:font-name="Liberation Serif" fo:language="fr" fo:country="FR" fo:font-style="normal" officeooo:rsid="0040cd99" style:font-style-asian="normal" style:font-style-complex="normal"/>
    </style:style>
    <style:style style:name="T53" style:family="text">
      <style:text-properties style:font-name="Liberation Serif" fo:language="fr" fo:country="FR" fo:font-style="normal" officeooo:rsid="004145dd" style:font-style-asian="normal" style:font-style-complex="normal"/>
    </style:style>
    <style:style style:name="T54" style:family="text">
      <style:text-properties style:font-name="Liberation Serif" fo:language="fr" fo:country="FR" fo:font-style="normal" officeooo:rsid="0044f069" style:font-style-asian="normal" style:font-style-complex="normal"/>
    </style:style>
    <style:style style:name="T55" style:family="text">
      <style:text-properties style:font-name="Liberation Serif" fo:language="fr" fo:country="FR" fo:font-style="normal" officeooo:rsid="0053768f" style:font-style-asian="normal" style:font-style-complex="normal"/>
    </style:style>
    <style:style style:name="T56" style:family="text">
      <style:text-properties style:font-name="Liberation Serif" fo:language="fr" fo:country="FR" fo:font-style="normal" style:font-style-asian="normal" style:font-style-complex="normal" style:text-overline-style="none" style:text-overline-color="font-color"/>
    </style:style>
    <style:style style:name="T57" style:family="text">
      <style:text-properties style:font-name="Liberation Serif" fo:language="fr" fo:country="FR" fo:font-style="normal" officeooo:rsid="00576066" style:font-style-asian="normal" style:font-style-complex="normal"/>
    </style:style>
    <style:style style:name="T58" style:family="text">
      <style:text-properties style:font-name="Liberation Serif" fo:language="fr" fo:country="FR" fo:font-style="normal" officeooo:rsid="00592908" style:font-style-asian="normal" style:font-style-complex="normal"/>
    </style:style>
    <style:style style:name="T59" style:family="text">
      <style:text-properties style:font-name="Liberation Serif" fo:language="fr" fo:country="FR" fo:font-style="normal" officeooo:rsid="005a785d" style:font-style-asian="normal" style:font-style-complex="normal"/>
    </style:style>
    <style:style style:name="T60" style:family="text">
      <style:text-properties style:font-name="Liberation Serif" fo:language="fr" fo:country="FR" fo:font-style="normal" officeooo:rsid="005b11bd" style:font-style-asian="normal" style:font-style-complex="normal"/>
    </style:style>
    <style:style style:name="T61" style:family="text">
      <style:text-properties style:font-name="Liberation Serif" fo:language="fr" fo:country="FR" fo:font-style="normal" officeooo:rsid="00619599" style:font-style-asian="normal" style:font-style-complex="normal"/>
    </style:style>
    <style:style style:name="T62" style:family="text">
      <style:text-properties style:font-name="Liberation Serif" fo:language="fr" fo:country="FR" fo:font-style="normal" officeooo:rsid="0064897d" style:font-style-asian="normal" style:font-style-complex="normal"/>
    </style:style>
    <style:style style:name="T63" style:family="text">
      <style:text-properties style:font-name="Liberation Serif" fo:language="fr" fo:country="FR" fo:font-style="normal" officeooo:rsid="00653bdb" style:font-style-asian="normal" style:font-style-complex="normal"/>
    </style:style>
    <style:style style:name="T64" style:family="text">
      <style:text-properties style:font-name="Liberation Serif" fo:language="fr" fo:country="FR" officeooo:rsid="00329ee8"/>
    </style:style>
    <style:style style:name="T65" style:family="text">
      <style:text-properties style:font-name="Liberation Serif" fo:language="fr" fo:country="FR" officeooo:rsid="00319679"/>
    </style:style>
    <style:style style:name="T66" style:family="text">
      <style:text-properties style:font-name="Liberation Serif" fo:language="fr" fo:country="FR" officeooo:rsid="0034360d"/>
    </style:style>
    <style:style style:name="T67" style:family="text">
      <style:text-properties style:font-name="Liberation Serif" fo:language="fr" fo:country="FR" officeooo:rsid="003a5d54"/>
    </style:style>
    <style:style style:name="T68" style:family="text">
      <style:text-properties style:font-name="Liberation Serif" fo:language="fr" fo:country="FR" style:text-overline-style="none" style:text-overline-color="font-color"/>
    </style:style>
    <style:style style:name="T69" style:family="text">
      <style:text-properties style:font-name="Liberation Serif" fo:language="fr" fo:country="FR" officeooo:rsid="002ac6ea" style:text-overline-style="none" style:text-overline-color="font-color"/>
    </style:style>
    <style:style style:name="T70" style:family="text">
      <style:text-properties style:font-name="Liberation Serif" fo:language="fr" fo:country="FR" officeooo:rsid="002cbc67" style:text-overline-style="none" style:text-overline-color="font-color"/>
    </style:style>
    <style:style style:name="T71" style:family="text">
      <style:text-properties style:font-name="Liberation Serif" fo:language="fr" fo:country="FR" officeooo:rsid="002df738" style:text-overline-style="none" style:text-overline-color="font-color"/>
    </style:style>
    <style:style style:name="T72" style:family="text">
      <style:text-properties style:font-name="Liberation Serif" fo:language="fr" fo:country="FR" officeooo:rsid="0053768f" style:text-overline-style="none" style:text-overline-color="font-color"/>
    </style:style>
    <style:style style:name="T73" style:family="text">
      <style:text-properties style:font-name="Liberation Serif" fo:language="fr" fo:country="FR" officeooo:rsid="0029ac91"/>
    </style:style>
    <style:style style:name="T74" style:family="text">
      <style:text-properties style:font-name="Liberation Serif" fo:language="fr" fo:country="FR" officeooo:rsid="004007cf"/>
    </style:style>
    <style:style style:name="T75" style:family="text">
      <style:text-properties style:font-name="Liberation Serif" fo:language="fr" fo:country="FR" officeooo:rsid="00619599"/>
    </style:style>
    <style:style style:name="T76" style:family="text">
      <style:text-properties style:font-name="Liberation Serif" fo:language="fr" fo:country="FR" officeooo:rsid="0025f409"/>
    </style:style>
    <style:style style:name="T77" style:family="text">
      <style:text-properties style:font-name="Liberation Serif" officeooo:rsid="0026c34f"/>
    </style:style>
    <style:style style:name="T78" style:family="text">
      <style:text-properties style:font-name="Liberation Serif" officeooo:rsid="002dc026"/>
    </style:style>
    <style:style style:name="T79" style:family="text">
      <style:text-properties style:font-name="Liberation Serif" fo:font-size="12pt" fo:language="fr" fo:country="FR" fo:font-style="normal" fo:font-weight="normal" officeooo:rsid="001722a5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erif" fo:font-size="12pt" fo:language="fr" fo:country="FR" fo:font-style="normal" fo:font-weight="normal" officeooo:rsid="00313c40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officeooo:rsid="0029ac91"/>
    </style:style>
    <style:style style:name="T82" style:family="text">
      <style:text-properties officeooo:rsid="002ac6ea"/>
    </style:style>
    <style:style style:name="T83" style:family="text">
      <style:text-properties officeooo:rsid="001722a5"/>
    </style:style>
    <style:style style:name="T84" style:family="text">
      <style:text-properties officeooo:rsid="0018b3ac"/>
    </style:style>
    <style:style style:name="T85" style:family="text">
      <style:text-properties officeooo:rsid="001bfdf9"/>
    </style:style>
    <style:style style:name="T86" style:family="text">
      <style:text-properties officeooo:rsid="0034360d"/>
    </style:style>
    <style:style style:name="T87" style:family="text">
      <style:text-properties officeooo:rsid="003a5d54"/>
    </style:style>
    <style:style style:name="T88" style:family="text">
      <style:text-properties officeooo:rsid="004fd8b0"/>
    </style:style>
    <style:style style:name="T89" style:family="text">
      <style:text-properties officeooo:rsid="005113bb"/>
    </style:style>
    <style:style style:name="T90" style:family="text">
      <style:text-properties officeooo:rsid="0054994a"/>
    </style:style>
    <style:style style:name="T91" style:family="text">
      <style:text-properties officeooo:rsid="0055b450"/>
    </style:style>
    <style:style style:name="T92" style:family="text">
      <style:text-properties officeooo:rsid="00596daa"/>
    </style:style>
    <style:style style:name="T93" style:family="text">
      <style:text-properties officeooo:rsid="005a3a4b"/>
    </style:style>
    <style:style style:name="T94" style:family="text">
      <style:text-properties officeooo:rsid="005e9d5b"/>
    </style:style>
    <style:style style:name="T95" style:family="text">
      <style:text-properties officeooo:rsid="005f6611"/>
    </style:style>
    <style:style style:name="T96" style:family="text">
      <style:text-properties style:font-name="Latin Modern Mono Light"/>
    </style:style>
    <style:style style:name="T97" style:family="text">
      <style:text-properties fo:color="#ebebeb" style:font-name="Monospace" fo:font-size="10pt" style:font-size-asian="10pt"/>
    </style:style>
    <style:style style:name="T98" style:family="text">
      <style:text-properties style:font-name="Monospace" fo:font-size="10pt" style:font-size-asian="10pt"/>
    </style:style>
    <style:style style:name="T99" style:family="text">
      <style:text-properties fo:font-size="10pt" style:font-size-asian="10pt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Long_20_Dash" svg:stroke-color="#000000" draw:fill="none" draw:fill-color="#ffffff" draw:textarea-vertical-align="middle" fo:min-height="3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<text:bookmark-start text:name="header-n18"/>Interrogation de <text:span text:style-name="T1">WIKTIONARY</text:span> en ligne de commande <text:bookmark-end text:name="header-n18"/></text:h>
      <text:p text:style-name="P4">GALLIENNE Romane, PEREIRA Cindy, DEMANÉE Nadège</text:p>
      <text:p text:style-name="P5"><draw:frame text:anchor-type="paragraph" draw:z-index="0" draw:name="Forme1" draw:style-name="gr1" draw:text-style-name="P57" svg:width="20.153cm" svg:height="3.49cm" svg:x="-1.734cm" svg:y="0.512cm"><draw:text-box><text:p text:style-name="P56"><text:span text:style-name="T100"><text:s text:c="2"/></text:span><text:span text:style-name="T100">But du rapport :</text:span></text:p><text:p text:style-name="P56"><text:span text:style-name="T100"/></text:p><text:p text:style-name="P56"><text:span text:style-name="T100"><text:s text:c="2"/></text:span><text:span text:style-name="T100">l’objectif du rapport est simple : vous devez me convaincre que vous avez attaqué un problème difficile et que vous avez réussi à le résoudre. À vous de <text:s text:c="9"/></text:span><text:span text:style-name="T100">trouver comment me faire passer le message que :</text:span></text:p><text:p text:style-name="P56"><text:span text:style-name="T100"><text:s text:c="2"/></text:span><text:span text:style-name="T100">- le problème est difficile</text:span></text:p><text:p text:style-name="P56"><text:span text:style-name="T100"><text:s text:c="2"/></text:span><text:span text:style-name="T100">- vous avez trouvé un moyen de le résoudre (p.ex. en donnant une idée des méthodes / outils que vous avez utilisé ou de l’organisation générale de votre <text:s text:c="10"/></text:span><text:span text:style-name="T100">programme — ça ne sert à rien par contre de donner des pages entières de code : vous devez cibler les informations utiles <text:s text:c="5"/>pour illustrer votre propos)</text:span></text:p><text:p text:style-name="P56"><text:span text:style-name="T100"><text:s text:c="2"/></text:span><text:span text:style-name="T100">- que votre code marche (p. ex. en donnant des informations sur le nombre d’informations que vous êtes capables de <text:s/>récupérer)</text:span></text:p><text:p text:style-name="P56"><text:span text:style-name="T101"/></text:p></draw:text-box></draw:frame></text:p>
      <text:p text:style-name="P5"/>
      <text:p text:style-name="P5"/>
      <text:p text:style-name="P5"/>
      <text:p text:style-name="P5"/>
      <text:p text:style-name="P5"/>
      <text:h text:style-name="P48" text:outline-level="2"><text:bookmark-start text:name="header-n21"/>1. Présentation <text:span text:style-name="T91">générale </text:span>du projet<text:bookmark-end text:name="header-n21"/></text:h>
      <text:p text:style-name="P3">Ce projet a pour but d'extraire des informations de la base de données lexicale <text:span text:style-name="T1">Wiktionary</text:span> à parti<text:span text:style-name="T83">r</text:span> d'un logiciel de programmation. Nous allons d'abord présenter ce qu'est <text:span text:style-name="T1">Wiktionary</text:span>, puis nous développerons notre démarche pour réaliser ce projet.</text:p>
      <text:p text:style-name="P2"/>
      <text:h text:style-name="P48" text:outline-level="2"><text:span text:style-name="T81">1.1 </text:span>Présentation de Wiktionary</text:h>
      <text:p text:style-name="P8"><text:span text:style-name="T1">Wiktionary</text:span> est un projet mené par la Wikimedia Foundation, qui a pour but de réunir et définir tous les mots de toutes les langues. <text:span text:style-name="T88">À</text:span> ce jour, <text:span text:style-name="T1">Wiktionary</text:span> existe dans plus de 150 langues de rédaction. <text:span text:style-name="T1">Wiktionary</text:span> est fondé sur un système de wiki, c'est à dire “une application web qui permet de créer, modifier, et illustrer de manière collaborative des pages d'un site web”<text:note text:id="ftn1" text:note-class="footnote"><text:note-citation>1</text:note-citation><text:note-body><text:p text:style-name="Footnote">https://fr.wikipedia.org/wiki/Wiki</text:p></text:note-body></text:note> (le plus connu étant <text:span text:style-name="T1">Wikipedia</text:span>). <text:span text:style-name="T84">Lorsqu’on cherche un mot dans </text:span><text:span text:style-name="T2">Wiktionary, </text:span><text:span text:style-name="T7">on trouve des informations telles que l’étymologie, les flexions, les variantes orthographiques, mais aussi </text:span><text:span text:style-name="T8">les mots liés au mot cherché</text:span><text:span text:style-name="T7"> </text:span><text:span text:style-name="T8">(les synonymes, antonymes, dérivés, etc.). On peut également consulter les traductions du mot dans les langues référencées, ainsi que sa prononciation en phonétique </text:span><text:span text:style-name="T27">et s</text:span><text:span text:style-name="T8">es anagrammes. S’il existe un homographe</text:span><text:span text:style-name="T7"> </text:span><text:span text:style-name="T8">dans une autre langue, une deuxième section est créé</text:span><text:span text:style-name="T28">e</text:span><text:span text:style-name="T8"> avec des informations dans la langue de l’homographe.</text:span></text:p>
      <text:p text:style-name="P16"/>
      <text:p text:style-name="P14"><text:span text:style-name="T8">I</text:span><text:span text:style-name="T6">nsertion d’une page Wiktionnary en exemple ?!</text:span></text:p>
      <text:p text:style-name="P16"/>
      <text:h text:style-name="P49" text:outline-level="2"><text:span text:style-name="T81">1.2 </text:span>Présentation du projet</text:h>
      <text:p text:style-name="P9"><text:span text:style-name="T85">Pour travailler sur les données en ligne de commande, nous travaillerons sur les données hors-connexion. Pour cela, nous utilisons les dumps des données de </text:span><text:span text:style-name="T3">Wikitionary</text:span><text:span text:style-name="T4">,</text:span><text:span text:style-name="T85"> fournis par </text:span><text:soft-page-break/><text:span text:style-name="T85">Wikimedia. Un dump est une sauvegarde de données à un instant précis. Les télécharger permet d’avoir accès aux données des pages </text:span><text:span text:style-name="T5">Wiktionary </text:span><text:span text:style-name="T9">directement dans notre logiciel de programmation. </text:span></text:p>
      <text:p text:style-name="P17"/>
      <text:p text:style-name="P15"><text:span text:style-name="T8">I</text:span><text:span text:style-name="T9">nsertion d’un </text:span><text:span text:style-name="T23">extrait d’une page du Dump</text:span><text:span text:style-name="T9"> Wiktionnary en exemple ?!</text:span></text:p>
      <text:p text:style-name="P17"/>
      <text:p text:style-name="P10"><text:span text:style-name="T10">Pour lire le dump, nous utilisons la bibliothèque </text:span><text:span text:style-name="T11">wikitionary_extractor-</text:span><text:span text:style-name="T12">1.0-SNAPSHOT.jar</text:span><text:span text:style-name="T18">, qui dépend de la librairie </text:span><text:span text:style-name="T12">Common Press</text:span><text:span text:style-name="T18"> version 1.20. Cette librairie permet de travailler sur des formats de fichiers comme Unix dump, tar ou encore zip.</text:span></text:p>
      <text:p text:style-name="P11"><text:span text:style-name="T18">N</text:span><text:span text:style-name="T19">ous travaillons sur l’</text:span><text:span text:style-name="T20">IDE, pour </text:span><text:span text:style-name="T21">I</text:span><text:span text:style-name="T13">ntegrated </text:span><text:span text:style-name="T14">D</text:span><text:span text:style-name="T13">evelopment </text:span><text:span text:style-name="T14">E</text:span><text:span text:style-name="T13">nv</text:span><text:span text:style-name="T15">ironment </text:span><text:span text:style-name="T16">(ou EDI en français : </text:span><text:span text:style-name="T17">E</text:span><text:span text:style-name="T16">nvironnement de </text:span><text:span text:style-name="T17">D</text:span><text:span text:style-name="T16">éveloppement « </text:span><text:span text:style-name="T17">I</text:span><text:span text:style-name="T16">ntégré ») </text:span><text:span text:style-name="T22">Eclipse, développé par la Fondation Eclipse. </text:span><text:span text:style-name="T24">Ce logiciel regroupe de nombreux outils facilitant la gestion du code. Nous l’utiliserons avec le langage Java. </text:span><text:span text:style-name="T25">Ce logiciel permet d’entrer les lignes de commande directement d</text:span><text:span text:style-name="T26">ans </text:span><text:span text:style-name="T25">le logiciel, sans passer par le terminal d’un ordinateur.</text:span></text:p>
      <text:p text:style-name="P6"/>
      <text:p text:style-name="P6">Pour ce projet, nous <text:span text:style-name="T89">ne </text:span>nous intéressons qu’aux mots français, dont nous devons extraire les données suivantes : <text:s/></text:p>
      <text:list xml:id="list2330264505" text:style-name="L1">
        <text:list-item>
          <text:p text:style-name="P24"><text:span text:style-name="T89">leur</text:span> prononciation ;</text:p>
        </text:list-item>
        <text:list-item>
          <text:p text:style-name="P24"><text:span text:style-name="T89">leurs</text:span> catégories morpho-syntaxiques ;</text:p>
        </text:list-item>
        <text:list-item>
          <text:p text:style-name="P24"><text:span text:style-name="T89">leur</text:span>s traductions ;</text:p>
        </text:list-item>
        <text:list-item>
          <text:p text:style-name="P24"><text:span text:style-name="T89">leur</text:span>s synonymes ;</text:p>
        </text:list-item>
        <text:list-item>
          <text:p text:style-name="P24"><text:span text:style-name="T89">leur</text:span>s antonymes.</text:p>
        </text:list-item>
      </text:list>
      <text:p text:style-name="P6"/>
      <text:p text:style-name="P13"><text:span text:style-name="T64">Pour réaliser </text:span><text:span text:style-name="T67">c</text:span><text:span text:style-name="T64">e projet, il faudra donc veiller à remplir plusieurs critères de réussite </text:span><text:span text:style-name="T65">:</text:span></text:p>
      <text:list xml:id="list2653878590" text:style-name="L2">
        <text:list-item>
          <text:p text:style-name="P25"><text:span text:style-name="T87">N’e</text:span>xtraire que les informations reliées au<text:span text:style-name="T87">x</text:span> mot<text:span text:style-name="T87">s</text:span> français (dans le cas où la page du mot concerne plusieurs langues) ;</text:p>
        </text:list-item>
        <text:list-item>
          <text:p text:style-name="P38"><text:span text:style-name="T64">Extraire toutes les </text:span><text:span text:style-name="T66">données pour chaque information demandée </text:span><text:span text:style-name="T64">(S’il y a plusieurs antonymes pour un mot, il faudra tous les extraire) ;</text:span></text:p>
        </text:list-item>
        <text:list-item>
          <text:p text:style-name="P25">C<text:span text:style-name="T86">oncernant les données de traduction, il faudra d’une part, réussir à extraire toutes les informations ; et d’autre part, pouvoir permettre à l’utilisateur de notre programme de n’avoir accès qu’à une partie des traductions (une ou plusieurs selon son choix) ;</text:span></text:p>
        </text:list-item>
        <text:list-item>
          <text:p text:style-name="P26">Sérialiser les données afin qu’à chaque requête de l’utilisateur, le programme ne parcourt pas le dump. Pour cela, il faudra veiller à stocker les données dans un fichier afin qu’à <text:soft-page-break/>chaque requête, le programme cherche dans le fichier sérialisé.</text:p>
        </text:list-item>
      </text:list>
      <text:h text:style-name="P50" text:outline-level="2">2. Réalisation du projet</text:h>
      <text:p text:style-name="P12"><text:span text:style-name="T77">Pour ce projet, nous avons créé trois </text:span><text:span text:style-name="T78">classes</text:span><text:span text:style-name="T77"> : </text:span></text:p>
      <text:list xml:id="list3309025404" text:style-name="L3">
        <text:list-item>
          <text:p text:style-name="P39"><text:span text:style-name="T34">Extraction</text:span><text:span text:style-name="T35"> qui permet d’extraire </text:span><text:span text:style-name="T37">toutes les</text:span><text:span text:style-name="T35"> informations du fichier </text:span><text:span text:style-name="T37">et les sérialiser </text:span><text:span text:style-name="T35">;</text:span><text:span text:style-name="T34"> </text:span></text:p>
        </text:list-item>
        <text:list-item>
          <text:p text:style-name="P39"><text:span text:style-name="T34">Mot</text:span><text:span text:style-name="T35"> </text:span><text:span text:style-name="T36">qui paramètre l’affichage des informations pour un mot </text:span><text:span text:style-name="T37">et contient toutes les informations pour chaque mot</text:span><text:span text:style-name="T35"> ;</text:span></text:p>
        </text:list-item>
        <text:list-item>
          <text:p text:style-name="P27"><text:span text:style-name="T30">Main</text:span><text:span text:style-name="T31"> </text:span><text:span text:style-name="T32">qui permet de paramétrer les options nécessaire au programme, </text:span><text:span text:style-name="T33">et dans laquelle il y a la fonction principale du programme. </text:span></text:p>
        </text:list-item>
      </text:list>
      <text:p text:style-name="P7"/>
      <text:h text:style-name="P51" text:outline-level="2">2.1 La classe <text:span text:style-name="T82">Extraction</text:span></text:h>
      <text:p text:style-name="P42"><text:span text:style-name="T69">Dans cette classe, nous avons créé une fonction pour extraire chaque information qui </text:span><text:span text:style-name="T72">pourra être</text:span><text:span text:style-name="T69"> demandé</text:span><text:span text:style-name="T70">e. </text:span><text:span text:style-name="T71">Pour cela, nous avons construit, pour chaque fonction, une regex permettant d’extraire les données correspondantes.</text:span></text:p>
      <text:p text:style-name="P43"><text:span text:style-name="T71">L</text:span><text:span text:style-name="T68">a fonction </text:span><text:span text:style-name="T45">french</text:span><text:span text:style-name="T56"> permet de ne récupérer que le texte de la partie française de chaque page. On ignore ainsi plus facilement toutes les informations qui ne sont pas françaises.</text:span></text:p>
      <text:p text:style-name="P19"><text:span text:style-name="T39">Nous avons utilisé l’option .DOTALL dans les regex pour les fonctions </text:span><text:span text:style-name="T40">extractionSynonymes, extractionAntonymes </text:span><text:span text:style-name="T47"><text:s/>et </text:span><text:span text:style-name="T40">french</text:span><text:span text:style-name="T47"> afin de capturer toutes les données. En effet, au début nous n’arrivions pas à capturer toutes les données lorsqu’elles étaient présentes sur plusieurs lignes (Par exemple, lorsqu’il y a plusieurs synonymes, </text:span><text:span text:style-name="T48">il y en a un par ligne). Pour remédier à ce problème, nous avons donc ajouté l’option </text:span><text:span text:style-name="T41">pattern.DOTALL</text:span><text:span text:style-name="T48"> qui permet de prendre en compte dans la regex un retour chariot </text:span><text:span text:style-name="T55">sans s’arrêter. </text:span></text:p>
      <text:p text:style-name="P18"><text:span text:style-name="T48">C</text:span><text:span text:style-name="T46">ette classe permet également, à l’extraction, de sérialiser la donnée. </text:span><text:span text:style-name="T57">On a choisi après réflexion, de créer un fichier par mot, ce qui permet d’accélérer la désérialisation et l’accès au mot lors de la requête. </text:span><text:span text:style-name="T58">Nous avions pensé créer une classe Dictionnaire contenant tous les mots et ne sérialiser que cette classe, cependant la récupération d’un mot s’avérait plus longue.</text:span></text:p>
      <text:h text:style-name="P53" text:outline-level="2"><text:span text:style-name="T81">2.2 La </text:span>classe<text:span text:style-name="T81"> Mot</text:span></text:h>
      <text:p text:style-name="P28">Cette classe <text:span text:style-name="T90">contient toutes les informations récupérées pour chaque mot. Chaque objet de la classe Mot possède les attributs suivants :</text:span></text:p>
      <text:list xml:id="list2642787120" text:style-name="L6">
        <text:list-item>
          <text:p text:style-name="P29">ecriture : de type String, cet attribut correspond au mot en lui-même, la façon dont on peut l’écrire.</text:p>
        </text:list-item>
        <text:list-item>
          <text:p text:style-name="P29">prononciation : de type String également, il correspond à l’écriture phonétique du mot.</text:p>
        </text:list-item>
        <text:list-item>
          <text:p text:style-name="P29"><text:span text:style-name="T92">t</text:span>raductions : <text:span text:style-name="T92">de type HashMap&lt;String, String&gt;, il contient toutes les traduction du mot, </text:span><text:soft-page-break/><text:span text:style-name="T92">chacune reliée à la langue à laquelle il correspond. Ces langues sont cependant abrégées (ex : en pour english, it pour italien, etc.).</text:span></text:p>
        </text:list-item>
        <text:list-item>
          <text:p text:style-name="P30">categories : de type ArrayList&lt;String&gt;, cet attribut contient toutes les catégories morpho-syntaxiques du mot.</text:p>
        </text:list-item>
        <text:list-item>
          <text:p text:style-name="P30">synonymes : de type ArrayList&lt;String&gt;, il devrait contenir tous les synonymes du mot. Cependant, l’agencement du code source de la page Wiktionary complique la récupération de l’ensemble des synonymes. En effet, pour <text:span text:style-name="T94">les</text:span> trouver, il faut accéder à la partie « Synonymes » de la page ; cependant, dans cette partie, on trouve de nombreuses balises qui ne correspondent pas à des synonymes. Nous <text:span text:style-name="T94">ne récupérons donc </text:span>que la première balise de cette partie, sachant qu’elle <text:span text:style-name="T95">est</text:span> forcément un synonyme. <text:span text:style-name="T93">Cet attribut contient donc uniquement le premier synonyme du mot.</text:span></text:p>
        </text:list-item>
        <text:list-item>
          <text:p text:style-name="P31">antonymes : <text:span text:style-name="T92">de type ArrayList&lt;String&gt;, </text:span>il contient le premier antonyme du mot. En effet, nous avons rencontré le même problème qu’avec les synonymes.</text:p>
        </text:list-item>
      </text:list>
      <text:p text:style-name="P32">Cette classe Mot <text:span text:style-name="T90">permet </text:span>également<text:span text:style-name="T90"> d’implémenter l’affichage que le programme doit adopter pour chaque information demandée par l’utilisateur du programme.</text:span></text:p>
      <text:h text:style-name="P52" text:outline-level="2">2.<text:span text:style-name="T82">3</text:span> La classe M<text:span text:style-name="T82">ain</text:span></text:h>
      <text:p text:style-name="P20"><text:span text:style-name="T73">D</text:span><text:span text:style-name="T38">ans cette classe nous avons construit les </text:span><text:span text:style-name="T75">options</text:span><text:span text:style-name="T38"> nécessaires au programme. </text:span><text:span text:style-name="T74">Pour cela nous avons utilisé la classe </text:span><text:span text:style-name="T42">OptionBuilder</text:span><text:span text:style-name="T49"> </text:span><text:span text:style-name="T50">de la bibliothèque </text:span><text:span text:style-name="T43">Apache Common CLI. </text:span><text:span text:style-name="T50">Nous avons utilisé au maximum cinq </text:span><text:span text:style-name="T61">paramètres</text:span><text:span text:style-name="T50"> </text:span><text:span text:style-name="T51">pour construire </text:span><text:span text:style-name="T62">chaque</text:span><text:span text:style-name="T51"> </text:span><text:span text:style-name="T61">option </text:span><text:span text:style-name="T50">:</text:span></text:p>
      <text:list xml:id="list830616469" text:style-name="L4">
        <text:list-item>
          <text:p text:style-name="P40"><text:span text:style-name="T50">.longOpt(</text:span><text:span text:style-name="T52">String name</text:span><text:span text:style-name="T50">) </text:span><text:span text:style-name="T52">qui paramètre le nom de l’option ;</text:span></text:p>
        </text:list-item>
        <text:list-item>
          <text:p text:style-name="P40"><text:span text:style-name="T50">.desc(</text:span><text:span text:style-name="T53">String description</text:span><text:span text:style-name="T50">) </text:span><text:span text:style-name="T53">qui explicite à quoi correspond l’option ;</text:span></text:p>
        </text:list-item>
        <text:list-item>
          <text:p text:style-name="P40"><text:span text:style-name="T50">.hasArg() </text:span><text:span text:style-name="T53">qui indique que l’option a obligatoirement un argument </text:span><text:span text:style-name="T60">;</text:span></text:p>
        </text:list-item>
        <text:list-item>
          <text:p text:style-name="P40"><text:span text:style-name="T50">.required() </text:span><text:span text:style-name="T53">qui indique que l’option est obligatoire ;</text:span></text:p>
        </text:list-item>
        <text:list-item>
          <text:p text:style-name="P41"><text:span text:style-name="T50">.build() </text:span><text:span text:style-name="T53">qui construit l’option ainsi paramétré</text:span><text:span text:style-name="T59">e</text:span><text:span text:style-name="T53"> ;</text:span></text:p>
          <text:p text:style-name="P46"><text:span text:style-name="T53">P</text:span><text:span text:style-name="T54">our les options </text:span><text:span text:style-name="T44">info </text:span><text:span text:style-name="T54">et </text:span><text:span text:style-name="T44">langues</text:span><text:span text:style-name="T54">, nous avons utilisé l’option .hasArgs() qui permet à l’option d’avoir plusieurs arguments.</text:span></text:p>
        </text:list-item>
      </text:list>
      <text:p text:style-name="P21"><text:span text:style-name="T46">Il suffit ensuit</text:span><text:span text:style-name="T54">e</text:span><text:span text:style-name="T46"> d’ajouter l’option construite à la liste des options créée</text:span><text:span text:style-name="T63">s</text:span><text:span text:style-name="T46">.</text:span></text:p>
      <text:p text:style-name="P33">Trois options peuvent être appelées sur notre programme :</text:p>
      <text:list xml:id="list655701526" text:style-name="L7">
        <text:list-item>
          <text:p text:style-name="P34">-mot : Cette option est obligatoire et attend toujours un argument. Elle permet d’indiquer le mot recherché (ex : <text:span text:style-name="T96">-mot homogène</text:span>).</text:p>
        </text:list-item>
        <text:list-item>
          <text:p text:style-name="P34">-info : Cette option est également obligatoire et attend au moins un argument. Elle permet d’indiquer toutes les informations recherchées sur le mot. Ses arguments peuvent être :</text:p>
          <text:list>
            <text:list-item>
              <text:p text:style-name="P34">« prononciation » : affiche la prononciation du mot ;</text:p>
            </text:list-item>
            <text:list-item>
              <text:p text:style-name="P34"><text:soft-page-break/>« categorie » : affiche toutes les catégories morpho-syntaxiques du mot ;</text:p>
            </text:list-item>
            <text:list-item>
              <text:p text:style-name="P34">« synonyme » : affiche les synonymes du mot ;</text:p>
            </text:list-item>
            <text:list-item>
              <text:p text:style-name="P34">« antonyme » : affiche les antonymes du mot ;</text:p>
            </text:list-item>
            <text:list-item>
              <text:p text:style-name="P34">« traduction » : affiche les traductions du mot.</text:p>
            </text:list-item>
          </text:list>
        </text:list-item>
        <text:list-item>
          <text:p text:style-name="P34">-langue : Cette option n’est pas obligatoire et n’est utile que lorsque l’option « traduction » est entrée. Elle permet d’entrer les langues (une ou plusieurs) pour lesquelles l’utilisateur souhaite avoir la traduction. Là encore, ces langues doivent être dans leur version abrégée.</text:p>
        </text:list-item>
      </text:list>
      <text:p text:style-name="P35">La classe Main est la classe principale de notre programme, c’est celle-ci qui doit être appelée pour interroger le Wiktionary. Elle permet d’appeler les fonctions de Mot correspondantes aux informations recherchées. </text:p>
      <text:p text:style-name="P35">Exemple d’utilisation de notre programme lors d’un <text:span text:style-name="T29">run </text:span>sur la classe Main :</text:p>
      <text:p text:style-name="P44">-mot homogène -info traduction prononciation categorie synonyme antonyme -langue en it</text:p>
      <text:p text:style-name="P22"><text:span text:style-name="T99">homogène</text:span></text:p>
      <text:p text:style-name="P23"><text:span text:style-name="T99">Traductions : en=homogeneous it=omogeneo </text:span></text:p>
      <text:p text:style-name="P23"><text:span text:style-name="T99">Prononciation : ɔ.mɔ.ʒɛn</text:span></text:p>
      <text:p text:style-name="P23"><text:span text:style-name="T99">Catégories morpho-syntaxiques : [adjectif]</text:span></text:p>
      <text:p text:style-name="P23"><text:span text:style-name="T99">Synonymes : []</text:span></text:p>
      <text:p text:style-name="P22"><text:span text:style-name="T99">Antonymes : [hétérogène]</text:span></text:p>
      <text:p text:style-name="P36"/>
      <text:h text:style-name="P54" text:outline-level="2"><text:span text:style-name="T76">3. Difficultés et résolutions</text:span></text:h>
      <text:list xml:id="list3873670897" text:style-name="L9">
        <text:list-item>
          <text:h text:style-name="P55" text:outline-level="2"><text:span text:style-name="T79">comment stocker le max de mot</text:span><text:span text:style-name="T80">s → Choix de tris de mot ? (ex : ne pas garder mots comportant chiffres – je ne sais pas si le nombre de ces mots est vraiment important relativement à l’ensemble des mots, mais il y en a pas mal) </text:span></text:h>
        </text:list-item>
      </text:list>
      <text:list xml:id="list619791947" text:style-name="L5">
        <text:list-item>
          <text:p text:style-name="P37">Classe Dico comportant ArrayList&lt;Mot&gt; : utile ou non ? Spoiler : pour le moment on dit « non »</text:p>
        </text:list-item>
        <text:list-item>
          <text:p text:style-name="P37">Si Dico : un fichier = tous les mots</text:p>
        </text:list-item>
        <text:list-item>
          <text:p text:style-name="P37">Sinon : un fichier = un mot</text:p>
        </text:list-item>
        <text:list-item>
          <text:p text:style-name="P37">Fonctions répétitives → Possibilité d’améliorer le code ? (affichage, extraction) </text:p>
        </text:list-item>
        <text:list-item>
          <text:p text:style-name="P45"><text:span text:style-name="T80">Un seul synonyme et un seul antonyme récupérés pour le moment → Problème de rege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Latin Modern Mono Light" svg:font-family="'Latin Modern Mono Light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20-06-05T10:54:13.415631127</dc:date>
    <meta:editing-duration>PT2H21M3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5" meta:paragraph-count="78" meta:word-count="1541" meta:character-count="9648" meta:non-whitespace-character-count="8208"/>
  </office:meta>
</office:document-meta>
</file>